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style>
    <style:style style:name="T1" style:family="text">
      <style:text-properties fo:font-variant="normal" fo:text-transform="none" fo:color="#515358" style:font-name="Open Sans" fo:font-size="9.75pt" fo:letter-spacing="normal" fo:font-style="normal" fo:font-weight="normal"/>
    </style:style>
    <style:style style:name="T2" style:family="text">
      <style:text-properties fo:font-variant="normal" fo:text-transform="none" fo:color="#32353b" style:text-line-through-style="none" style:text-line-through-type="none" style:font-name="Open Sans" fo:font-size="9.75pt" fo:letter-spacing="normal" fo:font-style="normal" style:text-underline-style="none" fo:font-weight="normal" style:text-blinking="false" fo:background-color="#f8f9fc"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Hi Henry,</text:span><text:line-break/><text:line-break/><text:span text:style-name="T1">Priorities;</text:span><text:line-break/><text:line-break/><text:span text:style-name="T1">1) To get locksmith work for us in the North West</text:span><text:line-break/><text:line-break/><text:span text:style-name="T1">2) Build in scalability for a national network of locksmiths &amp; window fitters generating commission for booking work</text:span><text:line-break/><text:line-break/><text:line-break/><text:line-break/><text:line-break/><text:line-break/><text:span text:style-name="T1">Work Flow - from Client POV</text:span><text:line-break/><text:line-break/><text:line-break/><text:line-break/><text:span text:style-name="T1">Client searches for lock change and finds </text:span><text:a xlink:type="simple" xlink:href="https://www.peopleperhour.com/web/aHR0cDovL3d3dy5DaGFuZ2VUaGVMb2Nrcy5jby51aw%3D%3D" office:target-frame-name="_blank" xlink:show="new" text:style-name="Internet_20_link" text:visited-style-name="Visited_20_Internet_20_Link"><text:span text:style-name="T2">http://www.ChangeTheLocks.co.uk</text:span></text:a><text:line-break/><text:span text:style-name="T1">Website shows range of tasks available including replacing/repairing doors and door locks, replacing/repairing windows etc. Clean simple first page with two logo characters (see attached)</text:span><text:line-break/><text:span text:style-name="T1">Client enters postcode to provide location (if no cover, shows message saying sorry &amp; emails Admin the postcode so we can recruit local trader)</text:span><text:line-break/><text:span text:style-name="T1">Client selects what they need from a series of images of different lock/handle/window types. If client can’t find what they need, option to take one or more photos of the lock (or whatever) and upload for assistance - generate an email to Admin (or to service partner?)</text:span><text:line-break/><text:span text:style-name="T1">Website provides an on-screen price estimate (range) based on job &amp; location, and shows calendar of available time slots (Mon-Sun morning/afternoon//evening) for up to 3 days in the future (with option to expand to show later days). Client selects (ie tomorrow morning) Please see 'Anyjunk.co.uk' as I think they do it well.</text:span><text:line-break/><text:span text:style-name="T1">Website asks Client for the full contact details (inc free-text comments box) - generates alert to the service partner(s) showing the job location, what needs doing and time - first to accept takes the job - creates a job file</text:span><text:line-break/><text:span text:style-name="T1">Service partner can communicate with client through the website if necessary </text:span><text:line-break/><text:span text:style-name="T1">Service partner turns up at date/time specified and looks at the job. If it matches up to what the client booked then they just do the job. If not, they go back to the website/app &amp; describe it properly, generates new price, client agrees or not</text:span><text:line-break/><text:span text:style-name="T1">Service Partners photograph before and after and upload to the job file on the website on their phone. Option for client to do this also if they want to. When work is complete service partner asks client to sign to say they are happy. This closes job file, generates payment screen, invoice/receipt (by email) &amp; later feedback request/star rating for service partner</text:span><text:line-break/><text:line-break/><text:line-break/><text:line-break/><text:line-break/><text:span text:style-name="T1">Work Flow - from Service Partner POV</text:span><text:line-break/><text:line-break/><text:line-break/><text:line-break/><text:span text:style-name="T1">ChangeTheLocks recruits professional service partners that offer the correct services.</text:span><text:line-break/><text:span text:style-name="T1">Service partners verify themselves (public liability, DBS, references etc) &amp; Admin gives them an account (password) sends them branded ID badge/van sticker etc.</text:span><text:line-break/><text:span text:style-name="T1">Service partner has to sign up to Ts&amp;Cs, set ‘home’ postcode and travel distances, pricing for common job types etc</text:span><text:line-break/><text:span text:style-name="T1">Service partner has to commit to setting availability calendars &amp; accept jobs that come in - maybe option to offer timed slots for more money?</text:span><text:line-break/><text:span text:style-name="T1">Service partner accepts jobs through notifications from the app/website</text:span><text:line-break/><text:span text:style-name="T1">Service Partner is only paid on job completion into specified account, commission paid straight to us.</text:span><text:line-break/><text:line-break/><text:soft-page-break/><text:line-break/><text:span text:style-name="T1">I'd like the site to appear friendly and be simple to use (the opposite of most locksmith sites) with cartoon like characters walking the customer through the process seamlessly. I'm going to see if I can get someone to create a short animated video to explain the 3 easy steps needed to 'Change The Locks' 1: Choose the locks (or take photo) 2: Choose a time slot &amp; enter payment details 3) Greet your service professional (&amp; watch him change the locks &amp; hand over your new keys) 4) sign to say you are 100% happy - Job done! or something along those lines.</text:span><text:line-break/><text:line-break/><text:span text:style-name="T1">I'm sure I've missed somethings so please don't hesitate to ask questions and have me fill in any gaps. And please let me know of any ideas you have to improve the functionality of the site. I'm a locksmith and I know the business and I know the customers but I know very little about websites so any advice is appreciated!</text:span><text:line-break/><text:line-break/><text:span text:style-name="T1">I haven't got a Skype but my phone number is 07975 549 549 if you need me but I prefer to message here or email if its not urgent as I'm always driving or with customers! Cheers, Da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0T08:52:02.196336292</meta:creation-date>
    <dc:date>2017-04-10T08:52:31.812534723</dc:date>
    <meta:editing-duration>PT30S</meta:editing-duration>
    <meta:editing-cycles>1</meta:editing-cycles>
    <meta:document-statistic meta:table-count="0" meta:image-count="0" meta:object-count="0" meta:page-count="2" meta:paragraph-count="1" meta:word-count="667" meta:character-count="3945" meta:non-whitespace-character-count="3256"/>
    <meta:generator>LibreOffice/5.1.6.2$Linux_X86_64 LibreOffice_project/10m0$Build-2</meta:generator>
  </office:meta>
</office:document-meta>
</file>